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48ade" officeooo:paragraph-rsid="00148ade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paragraph-rsid="00148ade"/>
    </style:style>
    <style:style style:name="P4" style:family="paragraph" style:parent-style-name="Standard">
      <style:paragraph-properties fo:text-align="start" style:justify-single-word="false"/>
      <style:text-properties officeooo:rsid="00156135" officeooo:paragraph-rsid="00156135"/>
    </style:style>
    <style:style style:name="P5" style:family="paragraph" style:parent-style-name="Standard">
      <style:paragraph-properties fo:text-align="start" style:justify-single-word="false"/>
      <style:text-properties officeooo:rsid="00171eed" officeooo:paragraph-rsid="00171eed"/>
    </style:style>
    <style:style style:name="P6" style:family="paragraph" style:parent-style-name="Standard">
      <style:paragraph-properties fo:text-align="start" style:justify-single-word="false"/>
      <style:text-properties officeooo:rsid="001a7294" officeooo:paragraph-rsid="001a7294"/>
    </style:style>
    <style:style style:name="T1" style:family="text">
      <style:text-properties officeooo:rsid="0014baf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8e366"/>
    </style:style>
    <style:style style:name="T4" style:family="text">
      <style:text-properties officeooo:rsid="00199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nction entreprise </text:p>
      <text:p text:style-name="P3">La comptabilité</text:p>
      <text:p text:style-name="P1"/>
      <text:p text:style-name="P1"/>
      <text:p text:style-name="P2">⇒ Fondamentale dans le fonctionnement de l’entreprise</text:p>
      <text:p text:style-name="P2">⇒ image austère : mais sans chiffre l’entreprise est perdu</text:p>
      <text:p text:style-name="P2"/>
      <text:p text:style-name="P4">⇒ <text:span text:style-name="T2">La fonction comptabilité et finance : Quelle définition pour quels enjeux ?</text:span></text:p>
      <text:p text:style-name="P2"/>
      <text:p text:style-name="P2">⇒ Mission</text:p>
      <text:p text:style-name="P2"><text:tab/>-Modéliser les flux de composant et produits et les flux financier :</text:p>
      <text:p text:style-name="P2"><text:tab/><text:tab/>-Donner des information sur la situation financière</text:p>
      <text:p text:style-name="P2"><text:tab/><text:tab/>-Aider à la décision</text:p>
      <text:p text:style-name="P2"><text:tab/><text:tab/>-<text:span text:style-name="T1">Utiliser au mieux les ressources financière disponible dans l’entreprise</text:span></text:p>
      <text:p text:style-name="P2"><text:tab/><text:tab/>-<text:span text:style-name="T1">Obtenir les capitaux(au meilleur coût)</text:span></text:p>
      <text:p text:style-name="P2"/>
      <text:p text:style-name="P4">⇒ Importance de cette fonction </text:p>
      <text:p text:style-name="P4"><text:tab/>-Sur le plan financier</text:p>
      <text:p text:style-name="P4"><text:tab/>-Sur le plan commercial</text:p>
      <text:p text:style-name="P4"><text:tab/>-Sur le plan stratégique</text:p>
      <text:p text:style-name="P4"/>
      <text:p text:style-name="P5">⇒ <text:span text:style-name="T2">Quels tâches au sein de la fonction comptabilité et financier ?</text:span></text:p>
      <text:p text:style-name="P5"/>
      <text:p text:style-name="P5">1)Donner des info sur la situation financière</text:p>
      <text:p text:style-name="P5"><text:tab/>-Les partenaire des entreprises peuvent avoir besoin d’info sur la situation financière de <text:tab/>l’entreprise</text:p>
      <text:p text:style-name="P5"><text:tab/>-Elles ont une obligation légale de présenter un certain nombre d’info sur leurs comptes</text:p>
      <text:p text:style-name="P5"><text:tab/>-<text:span text:style-name="T3">Les entreprises fournissent des documents important</text:span></text:p>
      <text:p text:style-name="P5"><text:tab/><text:tab/>-<text:span text:style-name="T3">Le bilan</text:span></text:p>
      <text:p text:style-name="P5"><text:tab/><text:tab/>-<text:span text:style-name="T3">Le compte de résultat</text:span></text:p>
      <text:p text:style-name="P5"><text:tab/><text:tab/>-<text:span text:style-name="T4">Le tableau des flux de trésorerie</text:span></text:p>
      <text:p text:style-name="P5"/>
      <text:p text:style-name="P6">⇒ Pour mieux interpréter ces info </text:p>
      <text:p text:style-name="P6"/>
      <text:p text:style-name="P6">2)Faciliter la prise de décision</text:p>
      <text:p text:style-name="P6"/>
      <text:p text:style-name="P6">⇒ Afin de répondre au questions, les managers ont besoin des informations de l’entreprise</text:p>
      <text:p text:style-name="P6"/>
      <text:p text:style-name="P6">⇒ Plusieurs outils</text:p>
      <text:p text:style-name="P6"><text:tab/>-En amont des décision économique :Le budget</text:p>
      <text:p text:style-name="P6"><text:tab/>-Le calcul de coûts (coût fixes/coûts variable : coût directs/coût indirect</text:p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08:40:35.513941920</meta:creation-date>
    <meta:generator>LibreOffice/7.3.5.2$Linux_X86_64 LibreOffice_project/30$Build-2</meta:generator>
    <dc:date>2022-09-22T08:54:05.496612400</dc:date>
    <meta:editing-duration>PT13M27S</meta:editing-duration>
    <meta:editing-cycles>7</meta:editing-cycles>
    <meta:document-statistic meta:table-count="0" meta:image-count="0" meta:object-count="0" meta:page-count="1" meta:paragraph-count="30" meta:word-count="201" meta:character-count="1318" meta:non-whitespace-character-count="1118"/>
  </office:meta>
</office:document-meta>
</file>